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199cm" draw:marker-end-width="0.199cm" draw:fill="none" fo:min-height="0.854cm"/>
    </style:style>
    <style:style style:name="gr2" style:family="graphic" style:parent-style-name="standard">
      <style:graphic-properties draw:stroke="dash" draw:stroke-dash="Fine_20_Dashed_20__28_var_29_" svg:stroke-width="0.025cm" svg:stroke-color="#000000" draw:marker-start-width="0.236cm" draw:marker-end="Arrow_20_concave" draw:marker-end-width="0.336cm" draw:fill="solid" draw:fill-color="#99ccff" draw:textarea-horizontal-align="center" draw:textarea-vertical-align="middle" fo:padding-top="0.136cm" fo:padding-bottom="0.136cm" fo:padding-left="0.261cm" fo:padding-right="0.261cm"/>
    </style:style>
    <style:style style:name="gr3" style:family="graphic" style:parent-style-name="standard">
      <style:graphic-properties draw:stroke="dash" draw:stroke-dash="Fine_20_Dashed_20__28_var_29_" svg:stroke-width="0.025cm" draw:marker-start-width="0.237cm" draw:marker-end="Arrow_20_concave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2">
      <style:graphic-properties draw:stroke="none" svg:stroke-width="0cm" draw:marker-start-width="0.199cm" draw:marker-end-width="0.199cm" draw:fill="none" fo:min-height="0.852cm"/>
    </style:style>
    <style:style style:name="gr5" style:family="graphic" style:parent-style-name="standard" style:list-style-name="L1">
      <style:graphic-properties draw:stroke="none" draw:stroke-dash="Dash_20_2" svg:stroke-width="0cm" svg:stroke-color="#000000" draw:marker-start="" draw:marker-start-width="0.299cm" draw:marker-start-center="false" draw:marker-end="" draw:marker-end-width="0.29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3.1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text:enable-numbering="false" fo:margin-left="0cm" fo:margin-right="0cm" fo:margin-top="0cm" fo:margin-bottom="0cm" fo:line-height="15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text:enable-numbering="false" fo:margin-left="0cm" fo:margin-right="0cm" fo:margin-top="0cm" fo:margin-bottom="0cm" fo:line-height="15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text:enable-numbering="false" fo:margin-left="0cm" fo:margin-right="0cm" fo:margin-top="0cm" fo:margin-bottom="0cm" fo:line-height="15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Arial Unicode MS'" style:font-family-generic="swiss" style:font-pitch="variable" fo:font-size="16pt" style:font-size-asian="16pt" style:font-size-complex="16pt"/>
    </style:style>
    <style:style style:name="T2" style:family="text">
      <style:text-properties fo:font-size="16pt" fo:font-style="italic" style:font-size-asian="16pt" style:font-size-complex="16pt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Verdana" style:font-family-generic="swiss" style:font-pitch="variable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fo:font-family="'Arial Unicode M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fo:font-family="'Arial Unicode M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fo:font-family="Symbol" style:font-pitch="variable" style:font-charset="x-symbol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584cm" svg:height="1.104cm" svg:x="11.766cm" svg:y="3.137cm">
          <draw:text-box>
            <text:p text:style-name="P1"><text:span text:style-name="T1">∼</text:span><text:span text:style-name="T2">D</text:span></text:p>
          </draw:text-box>
        </draw:frame>
        <draw:connector draw:style-name="gr2" draw:text-style-name="P3" draw:layer="layout" draw:type="curve" svg:x1="4.681cm" svg:y1="2.297cm" svg:x2="7.593cm" svg:y2="4.154cm" svg:d="m4681 2297c2184 0 728 1857 2912 1857">
          <text:p/>
        </draw:connector>
        <draw:connector draw:style-name="gr2" draw:text-style-name="P3" draw:layer="layout" draw:type="curve" draw:line-skew="-0.263cm" svg:x1="9.337cm" svg:y1="4.327cm" svg:x2="11.559cm" svg:y2="3.839cm" draw:start-shape="id1" draw:start-glue-point="1" svg:d="m9337 4327c1648 0 538-488 2222-488">
          <text:p/>
        </draw:connector>
        <draw:connector draw:style-name="gr2" draw:text-style-name="P3" draw:layer="layout" draw:type="curve" svg:x1="4.11cm" svg:y1="4.595cm" svg:x2="7.592cm" svg:y2="4.452cm" svg:d="m4110 4595c2611 0 871-143 3482-143">
          <text:p/>
        </draw:connector>
        <draw:line draw:style-name="gr3" draw:text-style-name="P3" draw:layer="layout" svg:x1="5.08cm" svg:y1="3.496cm" svg:x2="11.545cm" svg:y2="3.496cm">
          <text:p/>
        </draw:line>
        <draw:frame draw:style-name="gr4" draw:text-style-name="P4" draw:id="id1" draw:layer="layout" svg:width="1.513cm" svg:height="1.102cm" svg:x="7.824cm" svg:y="3.776cm">
          <draw:text-box>
            <text:p text:style-name="P1"><text:span text:style-name="T1">∼</text:span><text:span text:style-name="T2">H</text:span></text:p>
          </draw:text-box>
        </draw:frame>
        <draw:frame draw:style-name="gr5" draw:text-style-name="P6" draw:layer="layout" svg:width="4.43cm" svg:height="3.43cm" svg:x="2.184cm" svg:y="1.835cm">
          <draw:text-box>
            <text:p text:style-name="P5"><text:span text:style-name="T3"><text:s text:c="2"/></text:span><text:span text:style-name="T4">H</text:span><text:span text:style-name="T3"> </text:span><text:span text:style-name="T5">⊃</text:span><text:span text:style-name="T3"> </text:span><text:span text:style-name="T4">E</text:span><text:span text:style-name="T3"> <text:s/></text:span><text:span text:style-name="T3"><text:tab/></text:span><text:span text:style-name="T3"> </text:span></text:p>
            <text:p text:style-name="P5"><text:span text:style-name="T3"><text:s text:c="2"/></text:span><text:span text:style-name="T6">∼</text:span><text:span text:style-name="T4">D</text:span><text:span text:style-name="T3"> </text:span><text:span text:style-name="T7">∨</text:span><text:span text:style-name="T3"> </text:span><text:span text:style-name="T4">H</text:span><text:span text:style-name="T3"> </text:span><text:span text:style-name="T3"><text:tab/></text:span><text:span text:style-name="T3"> </text:span></text:p>
            <text:p text:style-name="P5"><text:span text:style-name="T3"><text:s text:c="2"/></text:span><text:span text:style-name="T6">∼</text:span><text:span text:style-name="T4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initial-creator>Wei-Ming Wu</meta:initial-creator>
    <meta:creation-date>2008-03-17T14:20:12</meta:creation-date>
    <dc:date>2010-07-15T14:51:07</dc:date>
    <dc:language>en-US</dc:language>
    <meta:editing-cycles>14</meta:editing-cycles>
    <meta:editing-duration>PT01H16M52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